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Arial Narrow" svg:font-family="'Arial Narrow', sans-serif"/>
    <style:font-face style:name="Lucidasans1" svg:font-family="Lucidasans"/>
    <style:font-face style:name="Segoe UI" svg:font-family="'Segoe UI'" style:font-adornments="Regular"/>
    <style:font-face style:name="StarSymbol" svg:font-family="StarSymbol"/>
    <style:font-face style:name="StarSymbol1" svg:font-family="StarSymbol, 'Arial Unicode MS'"/>
    <style:font-face style:name="Courier New" svg:font-family="'Courier New'" style:font-family-generic="modern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2" svg:font-family="'Arial Narrow'" style:font-adornments="Regular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7" style:family="table">
      <style:table-properties style:width="6.0299in" table:align="center"/>
    </style:style>
    <style:style style:name="Table7.A" style:family="table-column">
      <style:table-column-properties style:column-width="3.0146in"/>
    </style:style>
    <style:style style:name="Table7.B" style:family="table-column">
      <style:table-column-properties style:column-width="3.0153in"/>
    </style:style>
    <style:style style:name="Table7.A1" style:family="table-cell">
      <style:table-cell-properties style:vertical-align="" fo:padding="0.0201in" fo:border="none"/>
    </style:style>
    <style:style style:name="Table7.2" style:family="table-row">
      <style:table-row-properties style:min-row-height="0.0521in"/>
    </style:style>
    <style:style style:name="Table5" style:family="table">
      <style:table-properties style:width="6.9604in" fo:margin-left="0in" fo:margin-right="-0.0021in" table:align="margins"/>
    </style:style>
    <style:style style:name="Table5.A" style:family="table-column">
      <style:table-column-properties style:column-width="1.6326in" style:rel-column-width="15369*"/>
    </style:style>
    <style:style style:name="Table5.B" style:family="table-column">
      <style:table-column-properties style:column-width="5.3278in" style:rel-column-width="50166*"/>
    </style:style>
    <style:style style:name="Table5.A1" style:family="table-cell">
      <style:table-cell-properties fo:padding-left="0in" fo:padding-right="0in" fo:padding-top="0in" fo:padding-bottom="0.0201in" fo:border="none"/>
    </style:style>
    <style:style style:name="Table4" style:family="table">
      <style:table-properties style:width="6.9583in" table:align="margins"/>
    </style:style>
    <style:style style:name="Table4.A" style:family="table-column">
      <style:table-column-properties style:column-width="3.4792in" style:rel-column-width="32767*"/>
    </style:style>
    <style:style style:name="Table4.B" style:family="table-column">
      <style:table-column-properties style:column-width="3.4792in" style:rel-column-width="32768*"/>
    </style:style>
    <style:style style:name="Table4.A1" style:family="table-cell">
      <style:table-cell-properties fo:padding-left="0in" fo:padding-right="0in" fo:padding-top="0in" fo:padding-bottom="0.0201in" fo:border="none"/>
    </style:style>
    <style:style style:name="Table6" style:family="table">
      <style:table-properties style:width="6.9583in" table:align="margins"/>
    </style:style>
    <style:style style:name="Table6.A" style:family="table-column">
      <style:table-column-properties style:column-width="3.4792in" style:rel-column-width="32767*"/>
    </style:style>
    <style:style style:name="Table6.B" style:family="table-column">
      <style:table-column-properties style:column-width="3.4792in" style:rel-column-width="32768*"/>
    </style:style>
    <style:style style:name="Table6.A1" style:family="table-cell">
      <style:table-cell-properties fo:padding-left="0in" fo:padding-right="0in" fo:padding-top="0in" fo:padding-bottom="0.0201in" fo:border="none"/>
    </style:style>
    <style:style style:name="Table3" style:family="table">
      <style:table-properties style:width="6.9583in" table:align="margins"/>
    </style:style>
    <style:style style:name="Table3.A" style:family="table-column">
      <style:table-column-properties style:column-width="3.4792in" style:rel-column-width="32767*"/>
    </style:style>
    <style:style style:name="Table3.B" style:family="table-column">
      <style:table-column-properties style:column-width="3.4792in" style:rel-column-width="32768*"/>
    </style:style>
    <style:style style:name="Table3.A1" style:family="table-cell">
      <style:table-cell-properties fo:padding-left="0in" fo:padding-right="0in" fo:padding-top="0in" fo:padding-bottom="0.0201in" fo:border="none"/>
    </style:style>
    <style:style style:name="Table1" style:family="table">
      <style:table-properties style:width="6.9604in" fo:margin-left="0in" fo:margin-right="-0.0021in" table:align="margins"/>
    </style:style>
    <style:style style:name="Table1.A" style:family="table-column">
      <style:table-column-properties style:column-width="4.4222in" style:rel-column-width="41640*"/>
    </style:style>
    <style:style style:name="Table1.B" style:family="table-column">
      <style:table-column-properties style:column-width="2.5382in" style:rel-column-width="23895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604in" fo:margin-left="0in" fo:margin-right="-0.0021in" table:align="margins"/>
    </style:style>
    <style:style style:name="Table2.A" style:family="table-column">
      <style:table-column-properties style:column-width="4.1764in" style:rel-column-width="39321*"/>
    </style:style>
    <style:style style:name="Table2.B" style:family="table-column">
      <style:table-column-properties style:column-width="2.784in" style:rel-column-width="26214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 Narrow1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 Narrow1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color="#000000" style:font-name="Arial Narrow1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 Narrow1" fo:font-size="6pt" style:text-underline-style="none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text-properties fo:color="#000000" style:font-name="Arial Narrow1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 Narrow1" fo:font-size="10.5pt" style:text-underline-style="none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 Narrow1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 Narrow1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text-properties fo:color="#000000" style:font-name="Arial Narrow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style:font-name="Arial Narrow1" fo:font-size="2pt" style:text-underline-style="none" fo:font-weight="normal" style:font-size-asian="2pt" style:font-weight-asian="normal" style:font-size-complex="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 Narrow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 Narrow1" fo:font-size="3pt" style:text-underline-style="none" fo:font-weight="normal" style:font-size-asian="3pt" style:font-weight-asian="normal" style:font-size-complex="3pt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end" style:justify-single-word="false"/>
      <style:text-properties fo:color="#000000"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666666" style:font-name="Impact" fo:font-size="16pt" style:text-underline-style="none" fo:font-weight="normal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666666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666666" style:font-name="Arial Narrow1" fo:font-size="22pt" style:text-underline-style="none" style:font-size-asian="22pt" style:font-size-complex="22pt"/>
    </style:style>
    <style:style style:name="P20" style:family="paragraph" style:parent-style-name="Standard">
      <style:paragraph-properties fo:text-align="end" style:justify-single-word="false"/>
      <style:text-properties style:font-name="Impact" fo:font-size="16pt" style:text-underline-style="none" style:font-size-asian="16pt" style:font-size-complex="16pt"/>
    </style:style>
    <style:style style:name="P21" style:family="paragraph" style:parent-style-name="Standard">
      <style:text-properties style:font-name="Arial" fo:font-size="10.5pt" style:font-size-asian="10.5pt" style:font-size-complex="10.5pt"/>
    </style:style>
    <style:style style:name="P22" style:family="paragraph" style:parent-style-name="Standard">
      <style:text-properties style:font-name="Arial Narrow1" fo:font-size="10.5pt" style:font-size-asian="10.5pt" style:font-size-complex="10.5pt"/>
    </style:style>
    <style:style style:name="P23" style:family="paragraph" style:parent-style-name="Standard">
      <style:text-properties style:font-name="Arial Narrow1" fo:font-size="2pt" style:font-size-asian="2pt" style:font-size-complex="2pt"/>
    </style:style>
    <style:style style:name="P24" style:family="paragraph" style:parent-style-name="Standard">
      <style:paragraph-properties fo:margin-top="0.0201in" fo:margin-bottom="0in" fo:text-align="start" style:justify-single-word="false"/>
      <style:text-properties fo:color="#000000" style:font-name="Arial Narrow1" fo:font-size="6pt" style:text-underline-style="none" fo:font-weight="normal" style:font-size-asian="6pt" style:font-weight-asian="normal" style:font-size-complex="6pt" style:font-weight-complex="normal"/>
    </style:style>
    <style:style style:name="P25" style:family="paragraph" style:parent-style-name="Standard">
      <style:paragraph-properties fo:margin-top="0.0201in" fo:margin-bottom="0in" fo:text-align="start" style:justify-single-word="false"/>
      <style:text-properties fo:color="#666666" style:font-name="Impact" fo:font-size="16pt" style:text-underline-style="none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top="0.0201in" fo:margin-bottom="0in" fo:text-align="start" style:justify-single-word="false"/>
      <style:text-properties fo:color="#666666" style:font-name="Arial Narrow1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 Narrow1" fo:font-size="6pt" style:text-underline-style="none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 Narrow1" fo:font-size="10.5pt" style:text-underline-style="none" fo:font-weight="normal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Arial Narrow1" fo:font-size="10.5pt" style:text-underline-style="none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 Narrow1" fo:font-size="2pt" style:text-underline-style="none" fo:font-weight="normal" style:font-size-asian="2pt" style:font-weight-asian="normal" style:font-size-complex="2pt" style:font-weight-complex="normal"/>
    </style:style>
    <style:style style:name="P31" style:family="paragraph" style:parent-style-name="Standard">
      <style:paragraph-properties fo:break-before="page" fo:padding="0in" fo:border-left="none" fo:border-right="none" fo:border-top="none" fo:border-bottom="0.0138in solid #999999" style:shadow="none"/>
    </style:style>
    <style:style style:name="P32" style:family="paragraph" style:parent-style-name="Plain_20_Text">
      <style:paragraph-properties fo:break-before="page" fo:padding="0in" fo:border-left="none" fo:border-right="none" fo:border-top="none" fo:border-bottom="0.0138in solid #999999" style:shadow="none"/>
    </style:style>
    <style:style style:name="P33" style:family="paragraph" style:parent-style-name="Footer">
      <style:paragraph-properties fo:text-align="center" style:justify-single-word="false"/>
      <style:text-properties fo:color="#999999" style:font-name="Arial Narro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font-name="Arial Narrow1" fo:font-size="10.5pt" style:font-size-asian="10.5pt" style:font-size-complex="10.5pt"/>
    </style:style>
    <style:style style:name="P35" style:family="paragraph" style:parent-style-name="Standard" style:list-style-name="L2">
      <style:paragraph-properties fo:margin-top="0.0201in" fo:margin-bottom="0in"/>
      <style:text-properties style:font-name="Arial Narrow1" fo:font-size="10.5pt" style:font-size-asian="10.5pt" style:font-size-complex="10.5pt"/>
    </style:style>
    <style:style style:name="P36" style:family="paragraph" style:parent-style-name="Standard" style:list-style-name="L2">
      <style:paragraph-properties fo:margin-top="0.0201in" fo:margin-bottom="0in" fo:text-align="start" style:justify-single-word="false"/>
      <style:text-properties style:font-name="Arial Narrow1" fo:font-size="10.5pt" style:font-size-asian="10.5pt" style:font-size-complex="10.5pt"/>
    </style:style>
    <style:style style:name="P37" style:family="paragraph" style:parent-style-name="Standard" style:list-style-name="L2">
      <style:paragraph-properties fo:margin-top="0.0201in" fo:margin-bottom="0in"/>
      <style:text-properties style:font-name="Arial Narrow1" fo:font-size="2pt" style:font-size-asian="2pt" style:font-size-complex="2pt"/>
    </style:style>
    <style:style style:name="P38" style:family="paragraph" style:parent-style-name="Standard" style:list-style-name="L2">
      <style:paragraph-properties fo:margin-top="0.0201in" fo:margin-bottom="0in" fo:text-align="start" style:justify-single-word="false"/>
      <style:text-properties fo:color="#000000" style:font-name="Arial Narrow1" fo:font-size="10.5pt" style:text-underline-style="none" fo:font-weight="normal" style:font-size-asian="10.5pt" style:font-weight-asian="normal" style:font-size-complex="10.5pt" style:font-weight-complex="normal"/>
    </style:style>
    <style:style style:name="P39" style:family="paragraph" style:parent-style-name="Standard" style:list-style-name="L2">
      <style:paragraph-properties fo:margin-top="0.0201in" fo:margin-bottom="0in" fo:text-align="start" style:justify-single-word="false"/>
      <style:text-properties fo:color="#000000" style:font-name="Arial Narrow1" fo:font-size="2pt" style:text-underline-style="none" fo:font-weight="normal" style:font-size-asian="2pt" style:font-weight-asian="normal" style:font-size-complex="2pt" style:font-weight-complex="normal"/>
    </style:style>
    <style:style style:name="P40" style:family="paragraph" style:parent-style-name="Standard">
      <style:paragraph-properties fo:margin-top="0.0201in" fo:margin-bottom="0in" fo:text-align="end" style:justify-single-word="false"/>
      <style:text-properties fo:color="#000000" style:font-name="Arial Narrow2" fo:font-size="16pt" style:text-underline-style="none" fo:font-weight="normal" style:font-size-asian="16pt" style:font-weight-asian="normal" style:font-size-complex="16pt" style:font-weight-complex="normal"/>
    </style:style>
    <style:style style:name="P41" style:family="paragraph" style:parent-style-name="Standard" style:list-style-name="L3">
      <style:paragraph-properties fo:margin-left="0in" fo:margin-right="0in" fo:margin-top="0.0402in" fo:margin-bottom="0in" fo:text-align="start" style:justify-single-word="false" fo:text-indent="0in" style:auto-text-indent="false"/>
      <style:text-properties fo:color="#000000" style:font-name="Arial Narrow1" fo:font-size="10.5pt" style:text-underline-style="none" fo:font-weight="normal" style:font-size-asian="10.5pt" style:font-weight-asian="normal" style:font-size-complex="10.5pt" style:font-weight-complex="normal"/>
    </style:style>
    <style:style style:name="P42" style:family="paragraph" style:parent-style-name="Standard" style:list-style-name="L3">
      <style:paragraph-properties fo:margin-left="0in" fo:margin-right="0in" fo:margin-top="0.0402in" fo:margin-bottom="0in" fo:text-align="start" style:justify-single-word="false" fo:text-indent="0in" style:auto-text-indent="false"/>
      <style:text-properties fo:color="#000000" style:font-name="Arial Narrow1" fo:font-size="2pt" style:text-underline-style="none" fo:font-weight="normal" style:font-size-asian="2pt" style:font-weight-asian="normal" style:font-size-complex="2pt" style:font-weight-complex="normal"/>
    </style:style>
    <style:style style:name="P43" style:family="paragraph" style:parent-style-name="Standard" style:list-style-name="L3">
      <style:paragraph-properties fo:margin-left="0in" fo:margin-right="0in" fo:margin-top="0.0402in" fo:margin-bottom="0in" fo:text-align="start" style:justify-single-word="false" fo:text-indent="0in" style:auto-text-indent="false"/>
      <style:text-properties fo:color="#000000" style:font-name="Arial Narrow2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style:font-name="Arial Narrow1" fo:font-size="10pt" style:font-size-asian="10pt" style:font-size-complex="10pt"/>
    </style:style>
    <style:style style:name="T2" style:family="text">
      <style:text-properties style:font-name="Arial Narrow1" fo:font-size="10pt" style:font-name-asian="Arial Narrow1" style:font-size-asian="10pt" style:font-name-complex="Arial Narrow1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style:font-name="Impact" fo:font-size="20pt" fo:letter-spacing="-0.0071in" style:font-size-asian="20pt" style:font-name-complex="Arial" style:font-size-complex="20pt"/>
    </style:style>
    <style:style style:name="T5" style:family="text">
      <style:text-properties fo:text-transform="uppercase" fo:color="#666666" style:font-name="Impact" fo:font-size="20pt" fo:letter-spacing="-0.0071in" style:font-size-asian="20pt" style:font-name-complex="Arial" style:font-size-complex="20pt"/>
    </style:style>
    <style:style style:name="T6" style:family="text">
      <style:text-properties fo:text-transform="uppercase" fo:color="#000000" style:font-name="Impact" fo:font-size="20pt" fo:letter-spacing="-0.0071in" style:font-size-asian="20pt" style:font-name-complex="Arial" style:font-size-complex="20pt"/>
    </style:style>
    <style:style style:name="T7" style:family="text">
      <style:text-properties fo:text-transform="uppercase" fo:color="#000000" style:font-name="Impact" fo:font-size="16pt" fo:letter-spacing="-0.0071in" style:font-size-asian="16pt" style:font-name-complex="Arial" style:font-size-complex="16pt"/>
    </style:style>
    <style:style style:name="T8" style:family="text">
      <style:text-properties fo:text-transform="uppercase" fo:color="#000000" style:font-name="Impact" fo:font-size="16pt" fo:letter-spacing="-0.0071in" style:text-underline-style="none" fo:font-weight="normal" style:font-size-asian="16pt" style:font-weight-asian="normal" style:font-name-complex="Arial" style:font-size-complex="16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Arial Narrow1" fo:font-size="10pt" style:font-size-asian="10pt" style:font-size-complex="10pt"/>
    </style:style>
    <style:style style:name="T11" style:family="text">
      <style:text-properties fo:color="#000000" style:text-underline-style="none" fo:font-weight="normal" style:font-weight-asian="normal" style:font-weight-complex="normal"/>
    </style:style>
    <style:style style:name="T12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66666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Arial Narrow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2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2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2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2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2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2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2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2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2"/>
      </text:list-level-style-bullet>
    </text:list-style>
    <text:list-style style:name="L2">
      <text:list-level-style-bullet text:level="1" text:style-name="Bullet_20_Symbols" text:bullet-char="•">
        <style:list-level-properties text:min-label-width="0.25in"/>
        <style:text-properties style:font-name="StarSymbol2"/>
      </text:list-level-style-bullet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25in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>Jacob Enget<text:line-break/>3117 Catalpa St.<text:line-break/>Garland, TX 75044<text:line-break/>(651) 261-3141<text:line-break/><text:a xlink:type="simple" xlink:href="mailto:Software%20Engineer%20-%20Pixar">jacob.enget@gmail.com</text:a><text:line-break/><text:line-break/>December 9, 2011<text:line-break/><text:line-break/>Pixar Animation Studios<text:line-break/>Attn: Recruiting<text:line-break/>1200 Park Avenue<text:line-break/>Emeryville, CA 94608<text:line-break/><text:line-break/>Dear Pixar:<text:line-break/><text:line-break/>I saw your job posting for Software Engineers within Studio Tools and I jumped at the chance to join your department. <text:s/>You need someone who excels working across teams, is experienced in developing user interfaces, and has the drive and ingenuity to produce solid software. <text:s/>I'm confident that I am that person.</text:p>
      <text:p text:style-name="P21"/>
      <text:p text:style-name="P21">In my current position as a tools programmer at id software, I work as part of a four-person team that supports over 150 artists, designers, and engineers by extending and maintaining the C++/MFC based tools of our proprietary game engine, idTech5. <text:s/>I pride myself in writing and supporting high-quality software that is both intuitive to use and well-engineered. <text:s/>Minimizing the restrictions for creative teams is critical, so when our animators and AI programmers were losing time building and debugging animated sequences, I built an animation tree previewer that provided an interface for creating and instantly previewing blended animations.</text:p>
      <text:p text:style-name="P21"/>
      <text:p text:style-name="P21">I have close to 5 years of software engineering experience and during that time have learned that owning problems and solving them thoroughly is a passion of mine. <text:s/>When <text:span text:style-name="T16">Doom 4</text:span> entered production the tools team was faced with an influx of requests for new ways for entities to be represented and altered in the level editor. <text:s/>Rather than accepting each request as a unique feature, I recognized the generic problem and responded by engineering a simple and flexible declarative programming language. Now the designers and game programmers can experiment with no editor changes required.</text:p>
      <text:p text:style-name="P21"/>
      <text:p text:style-name="P21">Knowing more about the skills and attitude I bring I hope you see what a great fit I am for this position. <text:s/>If you would like to set up an interview, contact me at (651) 261-3141 or by email at <text:a xlink:type="simple" xlink:href="mailto:jacob.enget@gmail.com">jacob.enget@gmail.com</text:a>. <text:s/>I am willing to relocate to the San Francisco area, and I have attached my resume along with this letter. <text:s/>I appreciate your time and consideration, and I look forward to hearing from you!<text:line-break/><text:line-break/>Sincerely,<text:line-break/><text:line-break/><text:line-break/><text:line-break/>Jacob Enget<text:line-break/><text:line-break/>Attachment: Resume </text:p>
      <text:p text:style-name="P32"><text:span text:style-name="T4">Jacob</text:span><text:span text:style-name="T5">enget</text:span></text:p>
      <text:p text:style-name="P20"><text:span text:style-name="T10"><text:s text:c="27"/></text:span><text:span text:style-name="T9"><text:s text:c="32"/></text:span><text:span text:style-name="T15">software engineer</text:span><text:span text:style-name="T9"> <text:s text:c="2"/></text:span><text:span text:style-name="T15">· <text:s text:c="2"/></text:span><text:span text:style-name="T9">tools programmer</text:span></text:p>
      <text:p text:style-name="P18">“Empowering users through smart design and development”</text:p>
      <text:p text:style-name="P19"/>
      <text:p text:style-name="P17">professional profile</text:p>
      <text:p text:style-name="P5"/>
      <text:p text:style-name="P7"><text:span text:style-name="T3">Experienced software engineer with wizard-like math skills and a passion for animation and video games.</text:span> <text:s/>Strong software organization and design abilities combine with a proven commitment to deliver the correct software on time. <text:s/>Known for enthusiasm, creative problem solving, and user advocacy. <text:s/>Highly values clear communication and a sense of team empowerment. </text:p>
      <text:p text:style-name="P9"/>
      <text:p text:style-name="P8">Strengths include:</text:p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34399926" text:style-name="L1">
              <text:list-item>
                <text:p text:style-name="P34">UI Design and Development</text:p>
              </text:list-item>
            </text:list>
          </table:table-cell>
          <table:table-cell table:style-name="Table7.A1" office:value-type="string">
            <text:list xml:id="list34430725" text:continue-numbering="true" text:style-name="L1">
              <text:list-item>
                <text:p text:style-name="P34">Deep Love and Skill for Math</text:p>
              </text:list-item>
            </text:list>
          </table:table-cell>
        </table:table-row>
        <table:table-row table:style-name="Table7.2">
          <table:table-cell table:style-name="Table7.A1" office:value-type="string">
            <text:list xml:id="list34425715" text:continue-numbering="true" text:style-name="L1">
              <text:list-item>
                <text:p text:style-name="P34">Software Debugging</text:p>
              </text:list-item>
            </text:list>
          </table:table-cell>
          <table:table-cell table:style-name="Table7.A1" office:value-type="string">
            <text:list xml:id="list34433354" text:continue-numbering="true" text:style-name="L1">
              <text:list-item>
                <text:p text:style-name="P34">Respect For End-User Needs</text:p>
              </text:list-item>
            </text:list>
          </table:table-cell>
        </table:table-row>
        <table:table-row>
          <table:table-cell table:style-name="Table7.A1" office:value-type="string">
            <text:list xml:id="list34417293" text:continue-numbering="true" text:style-name="L1">
              <text:list-item>
                <text:p text:style-name="P34">Workflow Evaluation and Optimization</text:p>
              </text:list-item>
            </text:list>
          </table:table-cell>
          <table:table-cell table:style-name="Table7.A1" office:value-type="string">
            <text:list xml:id="list34408930" text:continue-numbering="true" text:style-name="L1">
              <text:list-item>
                <text:p text:style-name="P34">Software Design and Organization</text:p>
              </text:list-item>
            </text:list>
          </table:table-cell>
        </table:table-row>
        <table:table-row>
          <table:table-cell table:style-name="Table7.A1" office:value-type="string">
            <text:list xml:id="list34433082" text:continue-numbering="true" text:style-name="L1">
              <text:list-item>
                <text:p text:style-name="P34">Requirements Gathering</text:p>
              </text:list-item>
            </text:list>
          </table:table-cell>
          <table:table-cell table:style-name="Table7.A1" office:value-type="string">
            <text:list xml:id="list34432796" text:continue-numbering="true" text:style-name="L1">
              <text:list-item>
                <text:p text:style-name="P34">Object-Oriented Development</text:p>
              </text:list-item>
            </text:list>
          </table:table-cell>
        </table:table-row>
      </table:table>
      <text:p text:style-name="P12"/>
      <text:p text:style-name="P17">technical skills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Languages/APIs:</text:p>
          </table:table-cell>
          <table:table-cell table:style-name="Table5.A1" office:value-type="string">
            <text:p text:style-name="P3">C/C++, MFC, OpenGL, Qt, Java, Perl, JavaScript, HTML, PHP, CSS, ActionScript, Win32, SQL</text:p>
          </table:table-cell>
        </table:table-row>
        <table:table-row>
          <table:table-cell table:style-name="Table5.A1" office:value-type="string">
            <text:p text:style-name="P2">Platforms:</text:p>
          </table:table-cell>
          <table:table-cell table:style-name="Table5.A1" office:value-type="string">
            <text:p text:style-name="P3">Windows, UNIX – Linux, Mac OSX</text:p>
          </table:table-cell>
        </table:table-row>
        <table:table-row>
          <table:table-cell table:style-name="Table5.A1" office:value-type="string">
            <text:p text:style-name="P2">Compilers/Tools:</text:p>
          </table:table-cell>
          <table:table-cell table:style-name="Table5.A1" office:value-type="string">
            <text:p text:style-name="P3">Visual Studio, Perforce, Maya, Flash, Eclipse, Subversion, GNU toolchain, Qt Creator</text:p>
          </table:table-cell>
        </table:table-row>
        <table:table-row>
          <table:table-cell table:style-name="Table5.A1" office:value-type="string">
            <text:p text:style-name="P2">Miscellaneous</text:p>
          </table:table-cell>
          <table:table-cell table:style-name="Table5.A1" office:value-type="string">
            <text:p text:style-name="P3">Rubik's Cubing, Graph Theorizing, Break-Dancing Poorly</text:p>
          </table:table-cell>
        </table:table-row>
      </table:table>
      <text:p text:style-name="P12"/>
      <text:p text:style-name="P17">professional experience 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span text:style-name="T3">TOOLS PROGRAMMER</text:span>, <text:span text:style-name="T3">id Software</text:span></text:p>
          </table:table-cell>
          <table:table-cell table:style-name="Table4.A1" office:value-type="string">
            <text:p text:style-name="P16">2009-Present</text:p>
          </table:table-cell>
        </table:table-row>
      </table:table>
      <text:p text:style-name="P22">Extended and maintained the C++/MFC based tools of our proprietary game engine, idTech5, emphasizing user education, productivity, and stability. <text:s/>Worked closely with over 150 <text:span text:style-name="T16">Rage</text:span> and <text:span text:style-name="T16">Doom 4</text:span> designers, artists, and programmers to address their unique needs in a timely fashion.</text:p>
      <text:p text:style-name="P23"/>
      <text:list xml:id="list34411564" text:style-name="L2">
        <text:list-item>
          <text:p text:style-name="P35">Overhauled our animation tree editor, adding animation preview features with a timeline and a GUI for creating custom blended animations. This gave animators and designers immediate feedback when constructing animated sequences, greatly saving time during development.</text:p>
          <text:p text:style-name="P37"/>
        </text:list-item>
        <text:list-item>
          <text:p text:style-name="P38">Engineered a declarative programming language for customizing the appearance and behavior of game entities in the level editor, enabling designers and game programmers to better personalize their use of the editor.</text:p>
          <text:p text:style-name="P39"/>
        </text:list-item>
        <text:list-item>
          <text:p text:style-name="P38">Reduced level design iteration time by implementing an in-game method for editing and reloading individual game entities, removing the need to reload an entire level to test changes.</text:p>
          <text:p text:style-name="P39"/>
        </text:list-item>
        <text:list-item>
          <text:p text:style-name="P38">Created and regularly updated an internal blog used to broadcast tool and pipeline related developments, keeping users informed about how to get the most out of our tools.</text:p>
          <text:p text:style-name="P39"/>
        </text:list-item>
        <text:list-item>
          <text:p text:style-name="P38">Debugged and took ownership of pipeline issues caused by upstream tech changes. <text:s/>Worked with core engineering team to integrate changes in a fashion that least impacted production.</text:p>
          <text:p text:style-name="P39"/>
        </text:list-item>
        <text:list-item>
          <text:p text:style-name="P36"><text:span text:style-name="T11">Designed and implemented a generic graph based data system and an associated editor to easily create and edit game assets best realized as a graph (e.g. a Finite State Machine). This is being used in an innovative interaction system in </text:span><text:span text:style-name="T12">Doom 4</text:span><text:span text:style-name="T11">.</text:span></text:p>
        </text:list-item>
      </text:list>
      <text:p text:style-name="Standard"/>
      <text:p text:style-name="P31"><text:span text:style-name="T4">Jacob</text:span><text:span text:style-name="T5">enget <text:s text:c="117"/></text:span><text:span text:style-name="T6"><text:s/></text:span><text:span text:style-name="T6"><text:s text:c="2"/></text:span><text:span text:style-name="T7">page</text:span><text:span text:style-name="T8">2</text:span></text:p>
      <text:p text:style-name="P40"><text:s/></text:p>
      <text:p text:style-name="P25">professional experience (continued)</text:p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<text:span text:style-name="T3">MOBILE PROGRAMMER</text:span>, <text:span text:style-name="T3">id Software</text:span></text:p>
          </table:table-cell>
          <table:table-cell table:style-name="Table6.A1" office:value-type="string">
            <text:p text:style-name="P16">2008-2009</text:p>
          </table:table-cell>
        </table:table-row>
      </table:table>
      <text:p text:style-name="P6">Worked with a small team to take <text:span text:style-name="T16">Doom II RPG</text:span> from concept to completion on multiple mobile platforms within 10 months. <text:s/>Maintained and improved a mobile game engine, including rendering and scripting systems, along with a Maya based asset toolchain.</text:p>
      <text:p text:style-name="P11"/>
      <text:list xml:id="list34418664" text:continue-numbering="true" text:style-name="L2">
        <text:list-item>
          <text:p text:style-name="P38">Ported the completed game from Java/J2ME to C++/Brew in 2 weeks, one week ahead of schedule.</text:p>
          <text:p text:style-name="P39"/>
        </text:list-item>
        <text:list-item>
          <text:p text:style-name="P38">Cut image memory requirements in half on the low end version of the game, reducing total memory usage by 33% and allowing us to fit the game within the 300 KB memory limit<text:span text:style-name="T17">.</text:span></text:p>
        </text:list-item>
      </text:list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span text:style-name="T3">SOFTWARE ENGINEER</text:span>, <text:span text:style-name="T3">Traffic Technologies</text:span></text:p>
          </table:table-cell>
          <table:table-cell table:style-name="Table3.A1" office:value-type="string">
            <text:p text:style-name="P14">2007-2008</text:p>
          </table:table-cell>
        </table:table-row>
      </table:table>
      <text:p text:style-name="P28">Initially hired as a part-time intern, but was promoted to full-time Software Engineer after 5 months. <text:s/>Was part of a 4-person engineering team that designed and supported an Enterprise Java web-based traffic control system. <text:s/>This system monitored and controlled over 400 sensors, signs, and cameras remotely and was utilized by hundreds of DOT officials across the country.</text:p>
      <text:p text:style-name="P30"/>
      <text:list xml:id="list34399128" text:style-name="L3">
        <text:list-item>
          <text:p text:style-name="P41">Redesigned the interface between the system back-end (cluster of servers and a database) and the user front-end (web browser) to reduce coupling between components, significantly aiding future software projects.</text:p>
          <text:p text:style-name="P42"/>
        </text:list-item>
        <text:list-item>
          <text:p text:style-name="P43">Successfully integrated a system of internationalization tools involving units and time zones into our software within 3 weeks after our company realized we were going international.</text:p>
        </text:list-item>
      </text:list>
      <text:p text:style-name="P10"/>
      <text:p text:style-name="P17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span text:style-name="T13">B.S., Computer Science (2008)</text:span><text:span text:style-name="T14"> </text:span><text:s text:c="2"/>University of Minnesota, Twin Cities, MN.</text:p>
          </table:table-cell>
          <table:table-cell table:style-name="Table1.A1" office:value-type="string">
            <text:p text:style-name="P29">GPA: <text:s/>3.78 – <text:span text:style-name="T16">Graduated with Honors</text:span></text:p>
          </table:table-cell>
        </table:table-row>
      </table:table>
      <text:p text:style-name="P28"><text:tab/>emphasis in <text:span text:style-name="T3">Computer Graphics and Software Engineering.</text:span></text:p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<text:span text:style-name="T13">B.S., Mathematics (2004)</text:span><text:span text:style-name="T3"> </text:span><text:s text:c="2"/>North Dakota State University, Fargo, ND.</text:p>
          </table:table-cell>
          <table:table-cell table:style-name="Table2.A1" office:value-type="string">
            <text:p text:style-name="P29">GPA: <text:s/>3.74 – <text:span text:style-name="T16">Graduated with Honors</text:span></text:p>
          </table:table-cell>
        </table:table-row>
      </table:table>
      <text:p text:style-name="P28"><text:tab/>studied abroad at the <text:span text:style-name="T3">Independent University of Moscow,</text:span> Russia, Fall 2002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2" svg:font-family="Star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Arial Narrow" svg:font-family="'Arial Narrow', sans-serif"/>
    <style:font-face style:name="Lucidasans1" svg:font-family="Lucidasans"/>
    <style:font-face style:name="Segoe UI" svg:font-family="'Segoe UI'" style:font-adornments="Regular"/>
    <style:font-face style:name="StarSymbol" svg:font-family="StarSymbol"/>
    <style:font-face style:name="StarSymbol1" svg:font-family="StarSymbol, 'Arial Unicode MS'"/>
    <style:font-face style:name="Courier New" svg:font-family="'Courier New'" style:font-family-generic="modern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2" svg:font-family="'Arial Narrow'" style:font-adornments="Regular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Wingdings 2" fo:font-size="9pt" style:font-size-asian="9pt" style:font-name-complex="StarSymbol1" style:font-size-complex="9pt"/>
    </style:style>
    <style:style style:name="WW8Num2z1" style:family="text">
      <style:text-properties style:font-name="Wingdings" fo:font-size="9pt" style:font-size-asian="9pt" style:font-name-complex="StarSymbol1" style:font-size-complex="9pt"/>
    </style:style>
    <style:style style:name="WW8Num2z2" style:family="text">
      <style:text-properties style:font-name="StarSymbol1" fo:font-size="9pt" style:font-size-asian="9pt" style:font-name-complex="StarSymbol1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 2"/>
      </text:list-level-style-bullet>
      <text:list-level-style-bullet text:level="2" text:style-name="WW8Num2z1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0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0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style:font-name="Arial Narro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Arial Narrow1" fo:font-size="10pt" style:font-size-asian="10pt" style:font-size-complex="10pt"/>
    </style:style>
    <style:style style:name="MT2" style:family="text">
      <style:text-properties style:font-name="Arial Narrow1" fo:font-size="10pt" style:font-name-asian="Arial Narrow1" style:font-size-asian="10pt" style:font-name-complex="Arial Narrow1" style:font-size-complex="10pt"/>
    </style:style>
    <style:page-layout style:name="Mpm1">
      <style:page-layout-properties fo:page-width="8.5in" fo:page-height="11in" style:num-format="1" style:print-orientation="portrait" fo:margin-top="0.7917in" fo:margin-bottom="0.7in" fo:margin-left="0.7917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6646in" fo:margin-left="0in" fo:margin-right="0.0209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218"/></text:p>
        <text:p text:style-name="MP2"><text:span text:style-name="MT1">3117 Catalpa Rd, Garland, TX 75044 <text:s/></text:span><text:span text:style-name="MT2">∙</text:span><text:span text:style-name="MT1"> <text:s/>651-261-3141 <text:s/></text:span><text:span text:style-name="MT2">∙</text:span><text:span text:style-name="MT1"> <text:s/></text:span><text:a xlink:type="simple" xlink:href="mailto:jacob.enget@gmail.com"><text:span text:style-name="MT1">jacob.enget@gmail.com</text:span></text:a><text:span text:style-name="MT1"> <text:s/></text:span><text:span text:style-name="MT2">∙</text:span><text:span text:style-name="MT1"> <text:s/></text:span><text:a xlink:type="simple" xlink:href="http://www.jacobenget.com/"><text:span text:style-name="MT1">www.jacobenget.com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Jacob Enget</meta:initial-creator>
    <meta:creation-date>2008-10-07T16:20:57</meta:creation-date>
    <dc:date>2011-12-09T14:29:05.23</dc:date>
    <meta:editing-cycles>106</meta:editing-cycles>
    <meta:editing-duration>P5DT10H51M10S</meta:editing-duration>
    <meta:document-statistic meta:table-count="7" meta:image-count="0" meta:object-count="0" meta:page-count="3" meta:paragraph-count="59" meta:word-count="1028" meta:character-count="7125"/>
    <meta:user-defined meta:name="Info 1"/>
    <meta:user-defined meta:name="Info 2"/>
    <meta:user-defined meta:name="Info 3"/>
    <meta:user-defined meta:name="Info 4"/>
  </office:meta>
</office:document-meta>
</file>